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5-03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3256" calcext:value-type="float">
            <text:p>39.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4-10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83408" calcext:value-type="float">
            <text:p>40.9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4-03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3-10-1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3-03-2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2-10-1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3568" calcext:value-type="float">
            <text:p>42.2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2-03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63752" calcext:value-type="float">
            <text:p>39.1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1-10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412" calcext:value-type="float">
            <text:p>40.5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1-03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0-10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21536" calcext:value-type="float">
            <text:p>39.7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2544" calcext:value-type="float">
            <text:p>38.6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3328" calcext:value-type="float">
            <text:p>36.5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6528" calcext:value-type="float">
            <text:p>35.4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6924" calcext:value-type="float">
            <text:p>35.58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8032" calcext:value-type="float">
            <text:p>35.30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3504" calcext:value-type="float">
            <text:p>34.8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912" calcext:value-type="float">
            <text:p>34.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0530103104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